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0e937" officeooo:paragraph-rsid="0000e937"/>
    </style:style>
    <style:style style:name="P2" style:family="paragraph" style:parent-style-name="Standard">
      <style:text-properties style:text-underline-style="none" officeooo:rsid="00020aa8" officeooo:paragraph-rsid="00020aa8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4" style:family="text">
      <style:text-properties style:text-underline-style="none"/>
    </style:style>
    <style:style style:name="T5" style:family="text">
      <style:text-properties style:text-underline-style="none"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e usado los pseudoelementos como ::first-line <text:s text:c="2"/>::first-leter, en varias ocasiones por ejemplo para subrayar la primera linea de un texto o agrandar la primera letra de una palabra</text:p>
      <text:p text:style-name="P1"><text:span text:style-name="T4"/></text:p>
      <text:p text:style-name="P1"><text:span text:style-name="T4">He usado psudoclases como first-clild, <text:s/>hover, active…</text:span></text:p>
      <text:p text:style-name="P1"><text:span text:style-name="T3"/></text:p>
      <text:p text:style-name="P2"><text:span text:style-name="T6">He utilizado descendientes , hermanos y algunas propiedades que hemos dado en este trimestre como sombra de botones, transiciones, dregadados….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2.2$Windows_X86_64 LibreOffice_project/2b840030fec2aae0fd2658d8d4f9548af4e3518d</meta:generator>
    <dc:date>2019-11-14T01:58:48.731000000</dc:date>
    <meta:editing-duration>PT4M59S</meta:editing-duration>
    <meta:editing-cycles>2</meta:editing-cycles>
    <meta:document-statistic meta:table-count="0" meta:image-count="0" meta:object-count="0" meta:page-count="1" meta:paragraph-count="3" meta:word-count="55" meta:character-count="379" meta:non-whitespace-character-count="324"/>
  </office:meta>
</office:document-meta>
</file>